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3.111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2cd3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16374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Beats %</text:p>
          </table:table-cell>
          <table:table-cell table:style-name="ce1" office:value-type="string" calcext:value-type="string">
            <text:p>Must Revi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vised Count</text:p>
          </table:table-cell>
          <table:table-cell table:style-name="ce1"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<text:a xlink:href="https://leetcode.com/problems/greatest-common-divisor-of-strings/" xlink:type="simple">https://leetcode.com/problems/greatest-common-divisor-of-string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move-zeroes/submissions" xlink:type="simple">https://leetcode.com/problems/move-zeroes/submission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4.91" calcext:value-type="float">
            <text:p>84.9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<text:a xlink:href="https://leetcode.com/problems/maximum-average-subarray-i/" xlink:type="simple">https://leetcode.com/problems/maximum-average-subarray-i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<text:a xlink:href="https://leetcode.com/problems/find-the-highest-altitude/" xlink:type="simple">https://leetcode.com/problems/find-the-highest-altitude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<text:a xlink:href="https://leetcode.com/problems/find-the-difference-of-two-arrays/" xlink:type="simple">https://leetcode.com/problems/find-the-difference-of-two-array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<text:a xlink:href="https://leetcode.com/problems/removing-stars-from-a-string" xlink:type="simple">https://leetcode.com/problems/removing-stars-from-a-string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<text:a xlink:href="https://leetcode.com/problems/number-of-recent-calls" xlink:type="simple">https://leetcode.com/problems/number-of-recent-call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<text:a xlink:href="https://leetcode.com/problems/delete-the-middle-node-of-a-linked-list" xlink:type="simple">https://leetcode.com/problems/delete-the-middle-node-of-a-linked-list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<text:a xlink:href="https://leetcode.com/problems/maximum-depth-of-binary-tree" xlink:type="simple">https://leetcode.com/problems/maximum-depth-of-binary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ok Help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<text:a xlink:href="https://leetcode.com/problems/binary-tree-right-side-view" xlink:type="simple">https://leetcode.com/problems/binary-tree-right-side-view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<text:a xlink:href="https://leetcode.com/problems/search-in-a-binary-search-tree" xlink:type="simple">https://leetcode.com/problems/search-in-a-binary-search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<text:a xlink:href="https://leetcode.com/problems/counting-bits" xlink:type="simple">https://leetcode.com/problems/counting-bit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<text:a xlink:href="https://leetcode.com/problems/find-a-corresponding-node-of-a-binary-tree-in-a-clone-of-that-tree" xlink:type="simple">https://leetcode.com/problems/find-a-corresponding-node-of-a-binary-tree-in-a-clone-of-that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ttps://leetcode.com/problems/edit-distance/description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Wikipedia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638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8:28:39.688386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1:38:22.323929389</meta:creation-date>
    <meta:generator>LibreOffice/24.8.5.2$Linux_X86_64 LibreOffice_project/480$Build-2</meta:generator>
    <dc:date>2025-04-03T18:31:23.527600936</dc:date>
    <meta:editing-duration>PT24M35S</meta:editing-duration>
    <meta:editing-cycles>33</meta:editing-cycles>
    <meta:document-statistic meta:table-count="1" meta:cell-count="144" meta:object-count="0"/>
  </office:meta>
</office:document-meta>
</file>